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333333" style:text-align-source="fix" style:repeat-content="false"/>
      <style:paragraph-properties fo:text-align="center" fo:margin-left="0in"/>
      <style:text-properties fo:color="#ffffff" fo:font-weight="bold" style:font-weight-asian="bold" style:font-weight-complex="bold"/>
    </style:style>
    <style:style style:name="ce4" style:family="table-cell" style:parent-style-name="Default">
      <style:table-cell-properties fo:background-color="#c0c0c0" style:text-align-source="fix" style:repeat-content="false"/>
      <style:paragraph-properties fo:text-align="center" fo:margin-left="0in"/>
    </style:style>
    <style:style style:name="gr1" style:family="graphic">
      <style:graphic-properties draw:ole-draw-aspect="1"/>
    </style:style>
  </office:automatic-styles>
  <office:body>
    <office:spreadsheet>
      <table:table table:name="Device utilization" table:style-name="ta1">
        <table:shapes>
          <draw:frame draw:z-index="0" draw:style-name="gr1" svg:width="6.2988in" svg:height="3.5429in" svg:x="0.0004in" svg:y="1.339in">
            <draw:object draw:notify-on-update-of-ranges="'Device utilization'.A2:'Device utilization'.A7 'Device utilization'.B1:'Device utilization'.B1 'Device utilization'.B2:'Device utilization'.B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2988in" svg:height="3.5429in" svg:x="0.0004in" svg:y="5.0516in">
            <draw:object draw:notify-on-update-of-ranges="'Device utilization'.A1:'Device utilization'.A7 'Device utilization'.C1:'Device utilization'.C1 'Device utilization'.C1:'Device utilization'.C7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ce2"/>
        <table:table-row table:style-name="ro1">
          <table:table-cell table:style-name="ce1" office:value-type="string">
            <text:p>N</text:p>
          </table:table-cell>
          <table:table-cell table:style-name="ce1" office:value-type="string">
            <text:p>LUT</text:p>
          </table:table-cell>
          <table:table-cell table:style-name="ce1" office:value-type="string">
            <text:p>BRAM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2">
            <text:p>16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86">
            <text:p>38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617">
            <text:p>1617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606">
            <text:p>6606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32407">
            <text:p>32407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138162">
            <text:p>138162</text:p>
          </table:table-cell>
          <table:table-cell office:value-type="float" office:value="32">
            <text:p>32</text:p>
          </table:table-cell>
        </table:table-row>
      </table:table>
      <table:table table:name="Timing report" table:style-name="ta1">
        <table:shapes>
          <draw:frame draw:z-index="0" draw:style-name="gr1" svg:width="6.2988in" svg:height="3.5429in" svg:x="0.0004in" svg:y="1.339in">
            <draw:object draw:notify-on-update-of-ranges="'Timing report'.A1:'Timing report'.A7 'Timing report'.B1:'Timing report'.B1 'Timing report'.B1:'Timing report'.B7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svg:width="6.2988in" svg:height="3.5429in" svg:x="0.0004in" svg:y="5.0516in">
            <draw:object draw:notify-on-update-of-ranges="'Timing report'.A1:'Timing report'.A7 'Timing report'.C1:'Timing report'.C1 'Timing report'.C1:'Timing report'.C7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2" draw:style-name="gr1" svg:width="6.2988in" svg:height="3.5429in" svg:x="0.0004in" svg:y="8.785in">
            <draw:object draw:notify-on-update-of-ranges="'Timing report'.A1:'Timing report'.A7 'Timing report'.D1:'Timing report'.D1 'Timing report'.D1:'Timing report'.D7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3" draw:style-name="gr1" svg:width="6.2988in" svg:height="3.5429in" svg:x="0.0004in" svg:y="13.8677in">
            <draw:object draw:notify-on-update-of-ranges="'Timing report'.A72:'Timing report'.A78 'Timing report'.C72:'Timing report'.C72 'Timing report'.C72:'Timing report'.C78 'Timing report'.D72:'Timing report'.D72 'Timing report'.D72:'Timing report'.D78 'Timing report'.A72:'Timing report'.A78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4" draw:style-name="gr1" svg:width="6.2988in" svg:height="3.5429in" svg:x="0.0004in" svg:y="17.6012in">
            <draw:object draw:notify-on-update-of-ranges="'Timing report'.A72:'Timing report'.A78 'Timing report'.F72:'Timing report'.F72 'Timing report'.F72:'Timing report'.F78 'Timing report'.G72:'Timing report'.G72 'Timing report'.G72:'Timing report'.G78 'Timing report'.A72:'Timing report'.A78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table:style-name="ce1" office:value-type="string">
            <text:p>N</text:p>
          </table:table-cell>
          <table:table-cell table:style-name="ce1" office:value-type="string">
            <text:p>MIATBC</text:p>
          </table:table-cell>
          <table:table-cell table:style-name="ce1" office:value-type="string">
            <text:p>MORTAC</text:p>
          </table:table-cell>
          <table:table-cell table:style-name="ce1" office:value-type="string">
            <text:p>MACPD</text:p>
          </table:table-cell>
          <table:table-cell table:number-columns-repeated="3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float" office:value="8.703">
            <text:p>8.703</text:p>
          </table:table-cell>
          <table:table-cell table:style-name="ce2" office:value-type="float" office:value="6.777">
            <text:p>6.777</text:p>
          </table:table-cell>
          <table:table-cell table:style-name="ce2" office:value-type="float" office:value="11.215">
            <text:p>11.215</text:p>
          </table:table-cell>
          <table:table-cell table:number-columns-repeated="3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float" office:value="13.917">
            <text:p>13.917</text:p>
          </table:table-cell>
          <table:table-cell table:style-name="ce2" office:value-type="float" office:value="7.027">
            <text:p>7.027</text:p>
          </table:table-cell>
          <table:table-cell table:style-name="ce2" office:value-type="float" office:value="18.496">
            <text:p>18.496</text:p>
          </table:table-cell>
          <table:table-cell table:number-columns-repeated="3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office:value-type="float" office:value="22.897">
            <text:p>22.897</text:p>
          </table:table-cell>
          <table:table-cell table:style-name="ce2" office:value-type="float" office:value="7.342">
            <text:p>7.342</text:p>
          </table:table-cell>
          <table:table-cell table:style-name="ce2" office:value-type="float" office:value="29.363">
            <text:p>29.363</text:p>
          </table:table-cell>
          <table:table-cell table:number-columns-repeated="3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2" office:value-type="float" office:value="41.666">
            <text:p>41.666</text:p>
          </table:table-cell>
          <table:table-cell table:style-name="ce2" office:value-type="float" office:value="7.732">
            <text:p>7.732</text:p>
          </table:table-cell>
          <table:table-cell table:style-name="ce2" office:value-type="float" office:value="49.688">
            <text:p>49.688</text:p>
          </table:table-cell>
          <table:table-cell table:number-columns-repeated="3"/>
        </table:table-row>
        <table:table-row table:style-name="ro1">
          <table:table-cell table:style-name="ce2" office:value-type="float" office:value="32">
            <text:p>32</text:p>
          </table:table-cell>
          <table:table-cell table:style-name="ce2" office:value-type="float" office:value="85.102">
            <text:p>85.102</text:p>
          </table:table-cell>
          <table:table-cell table:style-name="ce2" office:value-type="float" office:value="9.13">
            <text:p>9.13</text:p>
          </table:table-cell>
          <table:table-cell table:style-name="ce2" office:value-type="float" office:value="82.3">
            <text:p>82.3</text:p>
          </table:table-cell>
          <table:table-cell table:number-columns-repeated="3"/>
        </table:table-row>
        <table:table-row table:style-name="ro1">
          <table:table-cell table:style-name="ce2" office:value-type="float" office:value="64">
            <text:p>64</text:p>
          </table:table-cell>
          <table:table-cell table:style-name="ce2" office:value-type="float" office:value="149.616">
            <text:p>149.616</text:p>
          </table:table-cell>
          <table:table-cell table:style-name="ce2" office:value-type="float" office:value="10.577">
            <text:p>10.577</text:p>
          </table:table-cell>
          <table:table-cell table:style-name="ce2" office:value-type="float" office:value="159.727">
            <text:p>159.727</text:p>
          </table:table-cell>
          <table:table-cell table:number-columns-repeated="3"/>
        </table:table-row>
        <table:table-row table:style-name="ro1" table:number-rows-repeated="3">
          <table:table-cell table:number-columns-repeated="7"/>
        </table:table-row>
        <table:table-row table:style-name="ro2" table:number-rows-repeated="61">
          <table:table-cell table:number-columns-repeated="7"/>
        </table:table-row>
        <table:table-row table:style-name="ro1">
          <table:table-cell table:style-name="ce3" office:value-type="string">
            <text:p>N</text:p>
          </table:table-cell>
          <table:table-cell table:style-name="ce1" office:value-type="string">
            <text:p>MIATBC (%r)</text:p>
          </table:table-cell>
          <table:table-cell table:style-name="ce3" office:value-type="string">
            <text:p>MIATBC (r)</text:p>
          </table:table-cell>
          <table:table-cell table:style-name="ce3" office:value-type="string">
            <text:p>MIATBC (l)</text:p>
          </table:table-cell>
          <table:table-cell table:style-name="ce1" office:value-type="string">
            <text:p>MORTAC (%r)</text:p>
          </table:table-cell>
          <table:table-cell table:style-name="ce3" office:value-type="string">
            <text:p>MORTAC (r)</text:p>
          </table:table-cell>
          <table:table-cell table:style-name="ce3" office:value-type="string">
            <text:p>MORTAC (l)</text:p>
          </table:table-cell>
        </table:table-row>
        <table:table-row table:style-name="ro1">
          <table:table-cell table:style-name="ce4" table:formula="of:=[.A2]" office:value-type="float" office:value="2">
            <text:p>2</text:p>
          </table:table-cell>
          <table:table-cell table:style-name="ce2" office:value-type="float" office:value="68">
            <text:p>68</text:p>
          </table:table-cell>
          <table:table-cell table:style-name="ce4" table:formula="of:=[.B2]*[.B73]/100" office:value-type="float" office:value="5.91804">
            <text:p>5.91804</text:p>
          </table:table-cell>
          <table:table-cell table:style-name="ce4" table:formula="of:=[.B2]*(100-[.B73])/100" office:value-type="float" office:value="2.78496">
            <text:p>2.78496</text:p>
          </table:table-cell>
          <table:table-cell table:style-name="ce2" office:value-type="float" office:value="22">
            <text:p>22</text:p>
          </table:table-cell>
          <table:table-cell table:style-name="ce4" table:formula="of:=[.C2]*[.B73]/100" office:value-type="float" office:value="4.60836">
            <text:p>4.60836</text:p>
          </table:table-cell>
          <table:table-cell table:style-name="ce4" table:formula="of:=[.C2]*(100-[.B73])/100" office:value-type="float" office:value="2.16864">
            <text:p>2.16864</text:p>
          </table:table-cell>
        </table:table-row>
        <table:table-row table:style-name="ro1">
          <table:table-cell table:style-name="ce4" table:formula="of:=[.A3]" office:value-type="float" office:value="4">
            <text:p>4</text:p>
          </table:table-cell>
          <table:table-cell table:style-name="ce2" office:value-type="float" office:value="75">
            <text:p>75</text:p>
          </table:table-cell>
          <table:table-cell table:style-name="ce4" table:formula="of:=[.B3]*[.B74]/100" office:value-type="float" office:value="10.43775">
            <text:p>10.43775</text:p>
          </table:table-cell>
          <table:table-cell table:style-name="ce4" table:formula="of:=[.B3]*(100-[.B74])/100" office:value-type="float" office:value="3.47925">
            <text:p>3.47925</text:p>
          </table:table-cell>
          <table:table-cell table:style-name="ce2" office:value-type="float" office:value="25">
            <text:p>25</text:p>
          </table:table-cell>
          <table:table-cell table:style-name="ce4" table:formula="of:=[.C3]*[.B74]/100" office:value-type="float" office:value="5.27025">
            <text:p>5.27025</text:p>
          </table:table-cell>
          <table:table-cell table:style-name="ce4" table:formula="of:=[.C3]*(100-[.B74])/100" office:value-type="float" office:value="1.75675">
            <text:p>1.75675</text:p>
          </table:table-cell>
        </table:table-row>
        <table:table-row table:style-name="ro1">
          <table:table-cell table:style-name="ce4" table:formula="of:=[.A4]" office:value-type="float" office:value="8">
            <text:p>8</text:p>
          </table:table-cell>
          <table:table-cell table:style-name="ce2" office:value-type="float" office:value="78">
            <text:p>78</text:p>
          </table:table-cell>
          <table:table-cell table:style-name="ce4" table:formula="of:=[.B4]*[.B75]/100" office:value-type="float" office:value="17.85966">
            <text:p>17.85966</text:p>
          </table:table-cell>
          <table:table-cell table:style-name="ce4" table:formula="of:=[.B4]*(100-[.B75])/100" office:value-type="float" office:value="5.03734">
            <text:p>5.03734</text:p>
          </table:table-cell>
          <table:table-cell table:style-name="ce2" office:value-type="float" office:value="26">
            <text:p>26</text:p>
          </table:table-cell>
          <table:table-cell table:style-name="ce4" table:formula="of:=[.C4]*[.B75]/100" office:value-type="float" office:value="5.72676">
            <text:p>5.72676</text:p>
          </table:table-cell>
          <table:table-cell table:style-name="ce4" table:formula="of:=[.C4]*(100-[.B75])/100" office:value-type="float" office:value="1.61524">
            <text:p>1.61524</text:p>
          </table:table-cell>
        </table:table-row>
        <table:table-row table:style-name="ro1">
          <table:table-cell table:style-name="ce4" table:formula="of:=[.A5]" office:value-type="float" office:value="16">
            <text:p>16</text:p>
          </table:table-cell>
          <table:table-cell table:style-name="ce2" office:value-type="float" office:value="82">
            <text:p>82</text:p>
          </table:table-cell>
          <table:table-cell table:style-name="ce4" table:formula="of:=[.B5]*[.B76]/100" office:value-type="float" office:value="34.16612">
            <text:p>34.16612</text:p>
          </table:table-cell>
          <table:table-cell table:style-name="ce4" table:formula="of:=[.B5]*(100-[.B76])/100" office:value-type="float" office:value="7.49988">
            <text:p>7.49988</text:p>
          </table:table-cell>
          <table:table-cell table:style-name="ce2" office:value-type="float" office:value="27">
            <text:p>27</text:p>
          </table:table-cell>
          <table:table-cell table:style-name="ce4" table:formula="of:=[.C5]*[.B76]/100" office:value-type="float" office:value="6.34024">
            <text:p>6.34024</text:p>
          </table:table-cell>
          <table:table-cell table:style-name="ce4" table:formula="of:=[.C5]*(100-[.B76])/100" office:value-type="float" office:value="1.39176">
            <text:p>1.39176</text:p>
          </table:table-cell>
        </table:table-row>
        <table:table-row table:style-name="ro1">
          <table:table-cell table:style-name="ce4" table:formula="of:=[.A6]" office:value-type="float" office:value="32">
            <text:p>32</text:p>
          </table:table-cell>
          <table:table-cell table:style-name="ce2" office:value-type="float" office:value="83">
            <text:p>83</text:p>
          </table:table-cell>
          <table:table-cell table:style-name="ce4" table:formula="of:=[.B6]*[.B77]/100" office:value-type="float" office:value="70.63466">
            <text:p>70.63466</text:p>
          </table:table-cell>
          <table:table-cell table:style-name="ce4" table:formula="of:=[.B6]*(100-[.B77])/100" office:value-type="float" office:value="14.46734">
            <text:p>14.46734</text:p>
          </table:table-cell>
          <table:table-cell table:style-name="ce2" office:value-type="float" office:value="37">
            <text:p>37</text:p>
          </table:table-cell>
          <table:table-cell table:style-name="ce4" table:formula="of:=[.C6]*[.B77]/100" office:value-type="float" office:value="7.5779">
            <text:p>7.5779</text:p>
          </table:table-cell>
          <table:table-cell table:style-name="ce4" table:formula="of:=[.C6]*(100-[.B77])/100" office:value-type="float" office:value="1.5521">
            <text:p>1.5521</text:p>
          </table:table-cell>
        </table:table-row>
        <table:table-row table:style-name="ro1">
          <table:table-cell table:style-name="ce4" table:formula="of:=[.A7]" office:value-type="float" office:value="64">
            <text:p>64</text:p>
          </table:table-cell>
          <table:table-cell table:style-name="ce2" office:value-type="float" office:value="86">
            <text:p>86</text:p>
          </table:table-cell>
          <table:table-cell table:style-name="ce4" table:formula="of:=[.B7]*[.B78]/100" office:value-type="float" office:value="128.66976">
            <text:p>128.66976</text:p>
          </table:table-cell>
          <table:table-cell table:style-name="ce4" table:formula="of:=[.B7]*(100-[.B78])/100" office:value-type="float" office:value="20.94624">
            <text:p>20.94624</text:p>
          </table:table-cell>
          <table:table-cell table:style-name="ce2" office:value-type="float" office:value="45">
            <text:p>45</text:p>
          </table:table-cell>
          <table:table-cell table:style-name="ce4" table:formula="of:=[.C7]*[.B78]/100" office:value-type="float" office:value="9.09622">
            <text:p>9.09622</text:p>
          </table:table-cell>
          <table:table-cell table:style-name="ce4" table:formula="of:=[.C7]*(100-[.B78])/100" office:value-type="float" office:value="1.48078">
            <text:p>1.4807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guel Peque</meta:initial-creator>
    <meta:creation-date>2012-10-05T13:13:30</meta:creation-date>
    <meta:generator>LibreOffice/3.5$Linux_X86_64 LibreOffice_project/350m1$Build-2</meta:generator>
    <dc:date>2012-10-05T14:11:26</dc:date>
    <dc:creator>Miguel Peque</dc:creator>
    <meta:editing-duration>PT23M16S</meta:editing-duration>
    <meta:editing-cycles>4</meta:editing-cycles>
    <meta:printed-by>Miguel Peque</meta:printed-by>
    <meta:print-date>2012-10-05T13:56:16</meta:print-date>
    <meta:document-statistic meta:table-count="2" meta:cell-count="98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b-spline" chart:symbol-type="automatic" chart:include-hidden-cells="false" chart:auto-position="true" chart:auto-size="true" chart:treat-empty-cells="ignore" chart:spline-order="2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inimum="0" chart:maximum="40" chart:interval-major="4" chart:interval-minor-divisor="8" chart:reverse-direction="false" text:line-break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581cm" svg:y="0.316cm" chart:style-name="ch2">
          <text:p>LUT utilization</text:p>
        </chart:title>
        <chart:legend chart:legend-position="end" svg:x="14.047cm" svg:y="4.201cm" style:legend-expansion="high" chart:style-name="ch3"/>
        <chart:plot-area chart:style-name="ch4" table:cell-range-address="'Device utilization'.A2:'Device utilization'.B7 'Device utilization'.B1:'Device utilization'.B1" chart:data-source-has-labels="row" svg:x="1.331cm" svg:y="1.635cm" svg:width="12.076cm" svg:height="6.204cm">
          <chartooo:coordinate-region svg:x="2.693cm" svg:y="1.834cm" svg:width="10.528cm" svg:height="5.358cm"/>
          <chart:axis chart:dimension="x" chart:name="primary-x" chart:style-name="ch5">
            <chart:title svg:x="7.193cm" svg:y="8.019cm" chart:style-name="ch6">
              <text:p>N</text:p>
            </chart:title>
          </chart:axis>
          <chart:axis chart:dimension="y" chart:name="primary-y" chart:style-name="ch5">
            <chart:title svg:x="0.451cm" svg:y="5.099cm" chart:style-name="ch7">
              <text:p>LUT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'Device utilization'.B2:'Device utilization'.B7" chart:label-cell-address="'Device utilization'.B1:'Device utilization'.B1" chart:class="chart:scatter">
            <chart:domain table:cell-range-address="'Device utilization'.A2:'Device utilization'.A7"/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UT</text:p>
                <draw:g>
                  <svg:desc>'Device utilization'.B1:'Device utilization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'Device utilization'.A2:'Device utilization'.A7</svg:desc>
                </draw:g>
              </table:table-cell>
              <table:table-cell office:value-type="float" office:value="162">
                <text:p>162</text:p>
                <draw:g>
                  <svg:desc>'Device utilization'.B2:'Device utilization'.B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617">
                <text:p>16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6606">
                <text:p>66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">
                <text:p>32</text:p>
              </table:table-cell>
              <table:table-cell office:value-type="float" office:value="32407">
                <text:p>324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4">
                <text:p>64</text:p>
              </table:table-cell>
              <table:table-cell office:value-type="float" office:value="138162">
                <text:p>1381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b-spline" chart:symbol-type="automatic" chart:include-hidden-cells="false" chart:auto-position="true" chart:auto-size="true" chart:treat-empty-cells="ignore" chart:spline-order="2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inimum="0" chart:maximum="40" chart:interval-major="4" chart:interval-minor-divisor="8" chart:reverse-direction="false" text:line-break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356cm" svg:y="0.316cm" chart:style-name="ch2">
          <text:p>BRAM utilization</text:p>
        </chart:title>
        <chart:legend chart:legend-position="end" svg:x="13.651cm" svg:y="4.201cm" style:legend-expansion="high" chart:style-name="ch3"/>
        <chart:plot-area chart:style-name="ch4" table:cell-range-address="'Device utilization'.A1:'Device utilization'.A7 'Device utilization'.C1:'Device utilization'.C7" chart:data-source-has-labels="row" svg:x="1.331cm" svg:y="1.635cm" svg:width="11.68cm" svg:height="6.204cm">
          <chartooo:coordinate-region svg:x="1.952cm" svg:y="1.834cm" svg:width="10.872cm" svg:height="5.358cm"/>
          <chart:axis chart:dimension="x" chart:name="primary-x" chart:style-name="ch5">
            <chart:title svg:x="6.995cm" svg:y="8.019cm" chart:style-name="ch6">
              <text:p>N</text:p>
            </chart:title>
          </chart:axis>
          <chart:axis chart:dimension="y" chart:name="primary-y" chart:style-name="ch5">
            <chart:title svg:x="0.451cm" svg:y="5.231cm" chart:style-name="ch7">
              <text:p>BRAM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'Device utilization'.C1:'Device utilization'.C7" chart:label-cell-address="'Device utilization'.C1:'Device utilization'.C1" chart:class="chart:scatter">
            <chart:domain table:cell-range-address="'Device utilization'.A1:'Device utilization'.A7"/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BRAM</text:p>
                <draw:g>
                  <svg:desc>'Device utilization'.C1:'Device utilization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Device utilization'.A1:'Device utilization'.A7</svg:desc>
                </draw:g>
              </table:table-cell>
              <table:table-cell office:value-type="float" office:value="NaN">
                <text:p>NaN</text:p>
                <draw:g>
                  <svg:desc>'Device utilization'.C1:'Device utilization'.C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32">
                <text:p>3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b-spline" chart:symbol-type="automatic" chart:include-hidden-cells="false" chart:auto-position="true" chart:auto-size="true" chart:treat-empty-cells="ignore" chart:spline-order="2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inimum="0" chart:maximum="40" chart:interval-major="4" chart:interval-minor-divisor="8" chart:reverse-direction="false" text:line-break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71cm" svg:y="0.316cm" chart:style-name="ch2">
          <text:p>Minimum input arrival time before clock (ns)</text:p>
        </chart:title>
        <chart:legend chart:legend-position="end" svg:x="13.386cm" svg:y="4.201cm" style:legend-expansion="high" chart:style-name="ch3"/>
        <chart:plot-area chart:style-name="ch4" table:cell-range-address="'Timing report'.A1:'Timing report'.B7" chart:data-source-has-labels="row" svg:x="1.331cm" svg:y="1.635cm" svg:width="11.415cm" svg:height="6.204cm">
          <chartooo:coordinate-region svg:x="2.138cm" svg:y="1.834cm" svg:width="10.421cm" svg:height="5.358cm"/>
          <chart:axis chart:dimension="x" chart:name="primary-x" chart:style-name="ch5">
            <chart:title svg:x="6.862cm" svg:y="8.019cm" chart:style-name="ch6">
              <text:p>N</text:p>
            </chart:title>
          </chart:axis>
          <chart:axis chart:dimension="y" chart:name="primary-y" chart:style-name="ch5">
            <chart:title svg:x="0.451cm" svg:y="5.363cm" chart:style-name="ch7">
              <text:p>MIATBC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'Timing report'.B1:'Timing report'.B7" chart:label-cell-address="'Timing report'.B1:'Timing report'.B1" chart:class="chart:scatter">
            <chart:domain table:cell-range-address="'Timing report'.A1:'Timing report'.A7"/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IATBC</text:p>
                <draw:g>
                  <svg:desc>'Timing report'.B1:'Timing report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Timing report'.A1:'Timing report'.A7</svg:desc>
                </draw:g>
              </table:table-cell>
              <table:table-cell office:value-type="float" office:value="NaN">
                <text:p>NaN</text:p>
                <draw:g>
                  <svg:desc>'Timing report'.B1:'Timing report'.B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.703">
                <text:p>8.7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3.917">
                <text:p>13.9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22.897">
                <text:p>22.8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41.666">
                <text:p>41.6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85.102">
                <text:p>85.1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149.616">
                <text:p>149.61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b-spline" chart:symbol-type="automatic" chart:include-hidden-cells="false" chart:auto-position="true" chart:auto-size="true" chart:treat-empty-cells="ignore" chart:spline-order="2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6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minimum="0" chart:maximum="40" chart:interval-major="4" chart:interval-minor-divisor="8" chart:reverse-direction="false" text:line-break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511cm" svg:y="0.316cm" chart:style-name="ch2">
          <text:p>Maximum output required time after clock (ns)</text:p>
        </chart:title>
        <chart:legend chart:legend-position="end" svg:x="13.201cm" svg:y="4.201cm" style:legend-expansion="high" chart:style-name="ch3"/>
        <chart:plot-area chart:style-name="ch4" table:cell-range-address="'Timing report'.A1:'Timing report'.A7 'Timing report'.C1:'Timing report'.C7" chart:data-source-has-labels="row" svg:x="1.331cm" svg:y="1.635cm" svg:width="11.23cm" svg:height="6.204cm">
          <chartooo:coordinate-region svg:x="2.243cm" svg:y="1.834cm" svg:width="10.131cm" svg:height="5.358cm"/>
          <chart:axis chart:dimension="x" chart:name="primary-x" chart:style-name="ch5">
            <chart:title svg:x="6.77cm" svg:y="8.019cm" chart:style-name="ch6">
              <text:p>N</text:p>
            </chart:title>
          </chart:axis>
          <chart:axis chart:dimension="y" chart:name="primary-y" chart:style-name="ch7">
            <chart:title svg:x="0.451cm" svg:y="5.456cm" chart:style-name="ch8">
              <text:p>MORTAC</text:p>
            </chart:title>
            <chart:grid chart:style-name="ch9" chart:class="major"/>
          </chart:axis>
          <chart:axis chart:dimension="y" chart:name="secondary-y" chart:style-name="ch10"/>
          <chart:series chart:attached-axis="primary-y" chart:style-name="ch11" chart:values-cell-range-address="'Timing report'.C1:'Timing report'.C7" chart:label-cell-address="'Timing report'.C1:'Timing report'.C1" chart:class="chart:scatter">
            <chart:domain table:cell-range-address="'Timing report'.A1:'Timing report'.A7"/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ORTAC</text:p>
                <draw:g>
                  <svg:desc>'Timing report'.C1:'Timing report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Timing report'.A1:'Timing report'.A7</svg:desc>
                </draw:g>
              </table:table-cell>
              <table:table-cell office:value-type="float" office:value="NaN">
                <text:p>NaN</text:p>
                <draw:g>
                  <svg:desc>'Timing report'.C1:'Timing report'.C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.777">
                <text:p>6.7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7.027">
                <text:p>7.0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7.342">
                <text:p>7.3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7.732">
                <text:p>7.7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9.13">
                <text:p>9.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10.577">
                <text:p>10.57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b-spline" chart:symbol-type="automatic" chart:include-hidden-cells="false" chart:auto-position="true" chart:auto-size="true" chart:treat-empty-cells="ignore" chart:spline-order="2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inimum="0" chart:maximum="40" chart:interval-major="4" chart:interval-minor-divisor="8" chart:reverse-direction="false" text:line-break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12cm" svg:y="0.316cm" chart:style-name="ch2">
          <text:p>Maximum combinational path delay (ns)</text:p>
        </chart:title>
        <chart:legend chart:legend-position="end" svg:x="13.412cm" svg:y="4.201cm" style:legend-expansion="high" chart:style-name="ch3"/>
        <chart:plot-area chart:style-name="ch4" table:cell-range-address="'Timing report'.A1:'Timing report'.A7 'Timing report'.D1:'Timing report'.D7" chart:data-source-has-labels="row" svg:x="1.331cm" svg:y="1.635cm" svg:width="11.441cm" svg:height="6.204cm">
          <chartooo:coordinate-region svg:x="2.138cm" svg:y="1.834cm" svg:width="10.447cm" svg:height="5.358cm"/>
          <chart:axis chart:dimension="x" chart:name="primary-x" chart:style-name="ch5">
            <chart:title svg:x="6.875cm" svg:y="8.019cm" chart:style-name="ch6">
              <text:p>N</text:p>
            </chart:title>
          </chart:axis>
          <chart:axis chart:dimension="y" chart:name="primary-y" chart:style-name="ch5">
            <chart:title svg:x="0.451cm" svg:y="5.35cm" chart:style-name="ch7">
              <text:p>MACPD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'Timing report'.D1:'Timing report'.D7" chart:label-cell-address="'Timing report'.D1:'Timing report'.D1" chart:class="chart:scatter">
            <chart:domain table:cell-range-address="'Timing report'.A1:'Timing report'.A7"/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ACPD</text:p>
                <draw:g>
                  <svg:desc>'Timing report'.D1:'Timing report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Timing report'.A1:'Timing report'.A7</svg:desc>
                </draw:g>
              </table:table-cell>
              <table:table-cell office:value-type="float" office:value="NaN">
                <text:p>NaN</text:p>
                <draw:g>
                  <svg:desc>'Timing report'.D1:'Timing report'.D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1.215">
                <text:p>11.2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8.496">
                <text:p>18.4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29.363">
                <text:p>29.3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49.688">
                <text:p>49.6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82.3">
                <text:p>82.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159.727">
                <text:p>159.72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b-spline" chart:symbol-type="automatic" chart:include-hidden-cells="false" chart:auto-position="true" chart:auto-size="true" chart:treat-empty-cells="ignore" chart:spline-order="2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inimum="0" chart:maximum="40" chart:interval-major="4" chart:interval-minor-divisor="8" chart:reverse-direction="false" text:line-break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71cm" svg:y="0.316cm" chart:style-name="ch2">
          <text:p>Minimum input arrival time before clock (ns)</text:p>
        </chart:title>
        <chart:legend chart:legend-position="end" svg:x="12.963cm" svg:y="3.952cm" style:legend-expansion="high" chart:style-name="ch3"/>
        <chart:plot-area chart:style-name="ch4" table:cell-range-address="'Timing report'.A72:'Timing report'.A78 'Timing report'.C72:'Timing report'.D78" chart:data-source-has-labels="row" svg:x="1.331cm" svg:y="1.635cm" svg:width="10.992cm" svg:height="6.204cm">
          <chartooo:coordinate-region svg:x="2.138cm" svg:y="1.834cm" svg:width="9.998cm" svg:height="5.358cm"/>
          <chart:axis chart:dimension="x" chart:name="primary-x" chart:style-name="ch5">
            <chart:title svg:x="6.651cm" svg:y="8.019cm" chart:style-name="ch6">
              <text:p>N</text:p>
            </chart:title>
          </chart:axis>
          <chart:axis chart:dimension="y" chart:name="primary-y" chart:style-name="ch5">
            <chart:title svg:x="0.451cm" svg:y="5.363cm" chart:style-name="ch7">
              <text:p>MIATBC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'Timing report'.C72:'Timing report'.C78" chart:label-cell-address="'Timing report'.C72:'Timing report'.C72" chart:class="chart:scatter">
            <chart:domain table:cell-range-address="'Timing report'.A72:'Timing report'.A78"/>
            <chart:data-point chart:repeated="7"/>
          </chart:series>
          <chart:series chart:attached-axis="primary-y" chart:style-name="ch11" chart:values-cell-range-address="'Timing report'.D72:'Timing report'.D78" chart:label-cell-address="'Timing report'.D72:'Timing report'.D72" chart:class="chart:scatte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IATBC (r)</text:p>
                <draw:g>
                  <svg:desc>'Timing report'.C72:'Timing report'.C72</svg:desc>
                </draw:g>
              </table:table-cell>
              <table:table-cell office:value-type="string">
                <text:p>MIATBC (l)</text:p>
                <draw:g>
                  <svg:desc>'Timing report'.D72:'Timing report'.D7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Timing report'.A72:'Timing report'.A78</svg:desc>
                </draw:g>
              </table:table-cell>
              <table:table-cell office:value-type="float" office:value="NaN">
                <text:p>NaN</text:p>
                <draw:g>
                  <svg:desc>'Timing report'.C72:'Timing report'.C78</svg:desc>
                </draw:g>
              </table:table-cell>
              <table:table-cell office:value-type="float" office:value="NaN">
                <text:p>NaN</text:p>
                <draw:g>
                  <svg:desc>'Timing report'.D72:'Timing report'.D7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.91804">
                <text:p>5.91804</text:p>
              </table:table-cell>
              <table:table-cell office:value-type="float" office:value="2.78496">
                <text:p>2.784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0.43775">
                <text:p>10.43775</text:p>
              </table:table-cell>
              <table:table-cell office:value-type="float" office:value="3.47925">
                <text:p>3.479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7.85966">
                <text:p>17.85966</text:p>
              </table:table-cell>
              <table:table-cell office:value-type="float" office:value="5.03734">
                <text:p>5.037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34.16612">
                <text:p>34.16612</text:p>
              </table:table-cell>
              <table:table-cell office:value-type="float" office:value="7.49988">
                <text:p>7.499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70.63466">
                <text:p>70.63466</text:p>
              </table:table-cell>
              <table:table-cell office:value-type="float" office:value="14.46734">
                <text:p>14.467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128.66976">
                <text:p>128.66976</text:p>
              </table:table-cell>
              <table:table-cell office:value-type="float" office:value="20.94624">
                <text:p>20.9462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b-spline" chart:symbol-type="automatic" chart:include-hidden-cells="false" chart:auto-position="true" chart:auto-size="true" chart:treat-empty-cells="ignore" chart:spline-order="2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inimum="0" chart:maximum="40" chart:interval-major="4" chart:interval-minor-divisor="8" chart:reverse-direction="false" text:line-break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511cm" svg:y="0.316cm" chart:style-name="ch2">
          <text:p>Maximum output required time after clock (ns)</text:p>
        </chart:title>
        <chart:legend chart:legend-position="end" svg:x="12.777cm" svg:y="3.952cm" style:legend-expansion="high" chart:style-name="ch3"/>
        <chart:plot-area chart:style-name="ch4" table:cell-range-address="'Timing report'.A72:'Timing report'.A78 'Timing report'.F72:'Timing report'.G78" chart:data-source-has-labels="row" svg:x="1.331cm" svg:y="1.635cm" svg:width="10.806cm" svg:height="6.204cm">
          <chartooo:coordinate-region svg:x="1.952cm" svg:y="1.834cm" svg:width="9.998cm" svg:height="5.358cm"/>
          <chart:axis chart:dimension="x" chart:name="primary-x" chart:style-name="ch5">
            <chart:title svg:x="6.558cm" svg:y="8.019cm" chart:style-name="ch6">
              <text:p>N</text:p>
            </chart:title>
          </chart:axis>
          <chart:axis chart:dimension="y" chart:name="primary-y" chart:style-name="ch5">
            <chart:title svg:x="0.451cm" svg:y="5.456cm" chart:style-name="ch7">
              <text:p>MORTAC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'Timing report'.F72:'Timing report'.F78" chart:label-cell-address="'Timing report'.F72:'Timing report'.F72" chart:class="chart:scatter">
            <chart:domain table:cell-range-address="'Timing report'.A72:'Timing report'.A78"/>
            <chart:data-point chart:repeated="7"/>
          </chart:series>
          <chart:series chart:attached-axis="primary-y" chart:style-name="ch11" chart:values-cell-range-address="'Timing report'.G72:'Timing report'.G78" chart:label-cell-address="'Timing report'.G72:'Timing report'.G72" chart:class="chart:scatte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ORTAC (r)</text:p>
                <draw:g>
                  <svg:desc>'Timing report'.F72:'Timing report'.F72</svg:desc>
                </draw:g>
              </table:table-cell>
              <table:table-cell office:value-type="string">
                <text:p>MORTAC (l)</text:p>
                <draw:g>
                  <svg:desc>'Timing report'.G72:'Timing report'.G7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Timing report'.A72:'Timing report'.A78</svg:desc>
                </draw:g>
              </table:table-cell>
              <table:table-cell office:value-type="float" office:value="NaN">
                <text:p>NaN</text:p>
                <draw:g>
                  <svg:desc>'Timing report'.F72:'Timing report'.F78</svg:desc>
                </draw:g>
              </table:table-cell>
              <table:table-cell office:value-type="float" office:value="NaN">
                <text:p>NaN</text:p>
                <draw:g>
                  <svg:desc>'Timing report'.G72:'Timing report'.G7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.60836">
                <text:p>4.60836</text:p>
              </table:table-cell>
              <table:table-cell office:value-type="float" office:value="2.16864">
                <text:p>2.168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.27025">
                <text:p>5.27025</text:p>
              </table:table-cell>
              <table:table-cell office:value-type="float" office:value="1.75675">
                <text:p>1.756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5.72676">
                <text:p>5.72676</text:p>
              </table:table-cell>
              <table:table-cell office:value-type="float" office:value="1.61524">
                <text:p>1.615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6.34024">
                <text:p>6.34024</text:p>
              </table:table-cell>
              <table:table-cell office:value-type="float" office:value="1.39176">
                <text:p>1.391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7.5779">
                <text:p>7.5779</text:p>
              </table:table-cell>
              <table:table-cell office:value-type="float" office:value="1.5521">
                <text:p>1.55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9.09622">
                <text:p>9.09622</text:p>
              </table:table-cell>
              <table:table-cell office:value-type="float" office:value="1.48078">
                <text:p>1.4807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